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0c7aba" officeooo:paragraph-rsid="000c7aba"/>
    </style:style>
    <style:style style:name="P4" style:family="paragraph" style:parent-style-name="Text_20_body" style:list-style-name="L1">
      <style:text-properties officeooo:rsid="00136681" officeooo:paragraph-rsid="00137e66"/>
    </style:style>
    <style:style style:name="P5" style:family="paragraph" style:parent-style-name="Text_20_body" style:list-style-name="L1">
      <style:text-properties officeooo:rsid="0016e7da" officeooo:paragraph-rsid="0016e7da"/>
    </style:style>
    <style:style style:name="P6" style:family="paragraph" style:parent-style-name="Text_20_body" style:list-style-name="L2">
      <style:text-properties officeooo:rsid="001a5557" officeooo:paragraph-rsid="001a5557"/>
    </style:style>
    <style:style style:name="T1" style:family="text">
      <style:text-properties officeooo:rsid="00090f63"/>
    </style:style>
    <style:style style:name="T2" style:family="text">
      <style:text-properties officeooo:rsid="000e29f0"/>
    </style:style>
    <style:style style:name="T3" style:family="text">
      <style:text-properties officeooo:rsid="000ffae7"/>
    </style:style>
    <style:style style:name="T4" style:family="text">
      <style:text-properties officeooo:rsid="0011a76c"/>
    </style:style>
    <style:style style:name="T5" style:family="text">
      <style:text-properties officeooo:rsid="00137e66"/>
    </style:style>
    <style:style style:name="T6" style:family="text">
      <style:text-properties officeooo:rsid="001531ea"/>
    </style:style>
    <style:style style:name="T7" style:family="text">
      <style:text-properties officeooo:rsid="0016e7da"/>
    </style:style>
    <style:style style:name="T8" style:family="text">
      <style:text-properties officeooo:rsid="001d3e69"/>
    </style:style>
    <style:style style:name="T9" style:family="text">
      <style:text-properties officeooo:rsid="001ecbb3"/>
    </style:style>
    <style:style style:name="T10" style:family="text">
      <style:text-properties officeooo:rsid="00204633"/>
    </style:style>
    <style:style style:name="T11" style:family="text">
      <style:text-properties officeooo:rsid="00217b60"/>
    </style:style>
    <style:style style:name="T12" style:family="text">
      <style:text-properties officeooo:rsid="002446ad"/>
    </style:style>
    <style:style style:name="T13" style:family="text">
      <style:text-properties officeooo:rsid="00258c8d"/>
    </style:style>
    <style:style style:name="T14" style:family="text">
      <style:text-properties officeooo:rsid="002691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Peter 5:1-14</text:h>
      <text:h text:style-name="Heading_20_2" text:outline-level="2"><text:bookmark text:name="en-GNT-33488"/>The Flock of God <text:span text:style-name="T1">(1-11)</text:span></text:h>
      <text:list xml:id="list3952048823" text:style-name="L1">
        <text:list-item>
          <text:p text:style-name="P1">I, who am an elder myself, appeal to the church elders among you. I am a witness of Christ's sufferings, and I will share in the glory that will be revealed. I appeal to you to be shepherds of the flock that God gave you and to take care of it willingly, as God wants you to, and not unwillingly. Do your work, not for mere pay, but from a real desire to serve. Do not try to rule over those who have been put in your care, but be examples to the flock. And when the Chief Shepherd appears, you will receive the glorious crown which will never lose its brightness. In the same way you younger people must submit yourselves to your elders. And all of you must put on the apron of humility, to serve one another; for the scripture says, “God resists the proud, but shows favor to the humble.” Humble yourselves, then, under God's mighty hand, so that he will lift you up in his own good time. Leave all your worries with him, because he cares for you. Be alert, be on watch! Your enemy, the Devil, roams around like a roaring lion, looking for someone to devour. Be firm in your faith and resist him, because you know that other believers in all the world are going through the same kind of sufferings. <text:bookmark text:name="en-GNT-33497"/>But after you have suffered for a little while, the God of all grace, who calls you to share his eternal glory in union with Christ, will himself perfect you and give you firmness, strength, and a sure foundation. <text:bookmark text:name="en-GNT-33498"/>To him be the power forever! Amen.</text:p>
        </text:list-item>
        <text:list-item>
          <text:p text:style-name="P3">This message starts by encouraging church leaders to be servant leaders of the flock of God but this should also apply to all <text:span text:style-name="T9">other leaders</text:span> out<text:span text:style-name="T9">side</text:span> of church. The leaders should lead by example, they should be willing to <text:span text:style-name="T3">care</text:span>, <text:span text:style-name="T3">have a real desire to serve, and not try to rule over those they are incharge of. </text:span><text:span text:style-name="T4">When God appears they will receive the glorious crown which will never lose it’s shine.</text:span></text:p>
        </text:list-item>
        <text:list-item>
          <text:p text:style-name="P4">The flock of God should also be willing to be led; each individual should be humble and the Lord will lift <text:span text:style-name="T10">them</text:span> up in his good time, serve one another, leave worries to God for he cares, be vigilant always for the devil is always roaming in search of someone to devour. <text:span text:style-name="T5">We should all be firm in the faith and resist the devil, let’s remember that all around the world other christians are facing similar </text:span><text:span text:style-name="T6">sufferings. </text:span><text:span text:style-name="T7">Eventually, after suffering for a little while the Lord God of all grace who has called us </text:span><text:span text:style-name="T11">to eternal glory</text:span><text:span text:style-name="T7"> through Christ will perfect us, give </text:span><text:span text:style-name="T11">u</text:span><text:span text:style-name="T7">s firmness, strength and a sure foundation.</text:span></text:p>
        </text:list-item>
        <text:list-item>
          <text:p text:style-name="P5">TO GOD BE POWER FOREVER!</text:p>
        </text:list-item>
      </text:list>
      <text:h text:style-name="Heading_20_2" text:outline-level="2"><text:bookmark text:name="en-GNT-33499"/>Final Greetings <text:span text:style-name="T1">(12-14)</text:span></text:h>
      <text:list xml:id="list2256786197" text:style-name="L2">
        <text:list-item>
          <text:p text:style-name="P2">I write you this brief letter with the help of Silas, whom I regard as a faithful Christian. I want to encourage you and give my testimony that this is the true grace of God. Stand firm in it.<text:bookmark text:name="en-GNT-33500"/> Your sister church in Babylon, also chosen by God, sends you greetings, and so does my son Mark. <text:bookmark text:name="en-GNT-33501"/>Greet one another with the kiss of Christian love. May peace be with all of you who belong to Christ.</text:p>
        </text:list-item>
        <text:list-item>
          <text:p text:style-name="P6">This letter was written by Peter with the help <text:span text:style-name="T12">from</text:span> Silas, it aims to encourage all christians to be firm in the f<text:span text:style-name="T13">aith</text:span> and he <text:span text:style-name="T14">(Peter)</text:span> testifies as a witness of Christ the true grace of God. <text:span text:style-name="T8">He signs of with greeting and a message of sharing Christian lov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7T09:40:33.720610678</meta:creation-date>
    <dc:date>2022-05-07T10:11:57.474195910</dc:date>
    <meta:editing-duration>PT31M14S</meta:editing-duration>
    <meta:editing-cycles>23</meta:editing-cycles>
    <meta:generator>LibreOffice/6.4.7.2$Linux_X86_64 LibreOffice_project/40$Build-2</meta:generator>
    <meta:document-statistic meta:table-count="0" meta:image-count="0" meta:object-count="0" meta:page-count="1" meta:paragraph-count="9" meta:word-count="606" meta:character-count="3187" meta:non-whitespace-character-count="2596"/>
  </office:meta>
</office:document-meta>
</file>